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847c" officeooo:paragraph-rsid="0010da71"/>
    </style:style>
    <style:style style:name="P2" style:family="paragraph" style:parent-style-name="Standard">
      <style:text-properties fo:font-weight="bold" officeooo:rsid="0002847c" officeooo:paragraph-rsid="0010da71" style:font-weight-asian="bold" style:font-weight-complex="bold"/>
    </style:style>
    <style:style style:name="P3" style:family="paragraph" style:parent-style-name="Standard">
      <style:text-properties fo:font-weight="bold" officeooo:paragraph-rsid="0010da71" style:font-weight-asian="bold" style:font-weight-complex="bold"/>
    </style:style>
    <style:style style:name="P4" style:family="paragraph" style:parent-style-name="Standard">
      <style:text-properties fo:font-weight="normal" officeooo:rsid="0003ab41" officeooo:paragraph-rsid="0010da71" style:font-weight-asian="normal" style:font-weight-complex="normal"/>
    </style:style>
    <style:style style:name="P5" style:family="paragraph" style:parent-style-name="Standard">
      <style:text-properties fo:font-weight="normal" officeooo:rsid="0010da71" officeooo:paragraph-rsid="0010da71" style:font-weight-asian="normal" style:font-weight-complex="normal"/>
    </style:style>
    <style:style style:name="P6" style:family="paragraph" style:parent-style-name="Standard">
      <style:text-properties officeooo:rsid="0010da71" officeooo:paragraph-rsid="0010da71"/>
    </style:style>
    <style:style style:name="P7" style:family="paragraph" style:parent-style-name="Heading_20_1">
      <style:paragraph-properties fo:text-align="center" style:justify-single-word="false"/>
      <style:text-properties officeooo:paragraph-rsid="0010da71"/>
    </style:style>
    <style:style style:name="T1" style:family="text">
      <style:text-properties officeooo:rsid="0002847c"/>
    </style:style>
    <style:style style:name="T2" style:family="text">
      <style:text-properties fo:font-weight="bold" style:font-weight-asian="bold" style:font-weight-complex="bold"/>
    </style:style>
    <style:style style:name="T3" style:family="text">
      <style:text-properties officeooo:rsid="0003ab41"/>
    </style:style>
    <style:style style:name="T4" style:family="text">
      <style:text-properties officeooo:rsid="0010da7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Rétrospective de sprint <text:span text:style-name="T4">2</text:span></text:h>
      <text:p text:style-name="P1"/>
      <text:p text:style-name="P1"><text:span text:style-name="T2">Nom du scrum master du sprint :</text:span> Tartare Valentin</text:p>
      <text:p text:style-name="P1"/>
      <text:p text:style-name="P2">Ce que nous avons fait durant ce sprint :<text:line-break/></text:p>
      <text:p text:style-name="P1">- <text:span text:style-name="T4">Nous avons réalisé la structure HTML de la page</text:span></text:p>
      <text:p text:style-name="P1">- <text:span text:style-name="T4">Nous avons créer le CSS associé pour la page d'index</text:span><text:line-break/>- <text:span text:style-name="T4">Nous avons réalisé les requêtes GET &amp; POST sur le serveur REST</text:span></text:p>
      <text:p text:style-name="P1">- <text:span text:style-name="T4">Nous avons créer la page de LOGIN de l'application Android</text:span></text:p>
      <text:p text:style-name="P1"/>
      <text:p text:style-name="P2">Ce que nous allons faire durant le prochain sprint :</text:p>
      <text:p text:style-name="P1"><text:line-break/><text:span text:style-name="T4">Nous allons pour la suite réalisé la page de LOGIN du site WEB et nous pencher sur la création des ressources de maintenance et utilisateur. Nous allons aussi nous pencher sur la réalisation de l'emploi du temps du technicien sur Android, La réalisation de la BDD ayant pris plus de temps que prévu, nous remettons sa réalisation au sprint prochain.</text:span></text:p>
      <text:p text:style-name="P1"/>
      <text:h text:style-name="P7" text:outline-level="1">PDCA </text:h>
      <text:p text:style-name="P3"><text:span text:style-name="T1">Qu'avons nous testé durant ce sprint ?</text:span></text:p>
      <text:p text:style-name="P5">Les appels POST et GET au serveur Rest.</text:p>
      <text:p text:style-name="P1"/>
      <text:p text:style-name="P1"><text:span text:style-name="T2">Qu'avons nous observé ?</text:span> </text:p>
      <text:p text:style-name="P6">Que les requêtes fonctionnent et atteignent la BDD qui n'est pas correctement installée.</text:p>
      <text:p text:style-name="P1"/>
      <text:p text:style-name="P2">Quelle décision prenons nous suite à cette expérience ? </text:p>
      <text:p text:style-name="P4"><text:span text:style-name="T4">N</text:span>ous décidons <text:span text:style-name="T4">de garder la tache d'installer la Base de donnée pour le prochain sprint.</text:span> </text:p>
      <text:p text:style-name="P1"/>
      <text:p text:style-name="P2">Qu'allons nous tester durant les 2 prochaines heures ? </text:p>
      <text:p text:style-name="P4">Nous allons dans les deux prochaines heures <text:span text:style-name="T4">dans l'installation de la Base de donnée et dans la tache de relier REST et Base de données puis REST et site WEB.</text:span></text:p>
      <text:p text:style-name="P1"/>
      <text:p text:style-name="P2">À quoi verra-t-on que <text:span text:style-name="T3">cela</text:span> à fonctionné ?</text:p>
      <text:p text:style-name="P5">Lorsqu'il sera possible de faire des requêtes GET et POST dans le RESTclient et d'effectuer des appels depuis le code AJAX.</text:p>
      <text:p text:style-name="P1"/>
      <text:p text:style-name="P1"># Mémo</text:p>
      <text:p text:style-name="P1">N'oubliez pas d'ajouter une photo du radiateur d'information au moment de la rétrospecti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alentin TARTARE</meta:initial-creator>
    <meta:creation-date>2017-03-28T09:21:30.762952139</meta:creation-date>
    <dc:date>2017-03-28T09:33:38.400701072</dc:date>
    <dc:creator>Valentin TARTARE</dc:creator>
    <meta:editing-duration>PT12M7S</meta:editing-duration>
    <meta:editing-cycles>1</meta:editing-cycles>
    <meta:document-statistic meta:table-count="0" meta:image-count="0" meta:object-count="0" meta:page-count="1" meta:paragraph-count="21" meta:word-count="277" meta:character-count="1557" meta:non-whitespace-character-count="1294"/>
    <meta:generator>LibreOffice/4.3.3.2$Linux_X86_64 LibreOffice_project/430m0$Build-2</meta:generator>
  </office:meta>
</office:document-meta>
</file>